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Text_20_body">
      <style:text-properties officeooo:rsid="04b67480" officeooo:paragraph-rsid="04b67480"/>
    </style:style>
    <style:style style:name="P538" style:family="paragraph" style:parent-style-name="Text_20_body">
      <style:text-properties officeooo:rsid="04b68ea1" officeooo:paragraph-rsid="04b68ea1"/>
    </style:style>
    <style:style style:name="P539" style:family="paragraph" style:parent-style-name="Text_20_body">
      <style:text-properties officeooo:rsid="04b822a3" officeooo:paragraph-rsid="04b822a3"/>
    </style:style>
    <style:style style:name="P540" style:family="paragraph" style:parent-style-name="Text_20_body">
      <style:text-properties officeooo:rsid="04b8d004" officeooo:paragraph-rsid="04b8d004"/>
    </style:style>
    <style:style style:name="P541" style:family="paragraph" style:parent-style-name="Text_20_body">
      <style:text-properties officeooo:rsid="04b8d004" officeooo:paragraph-rsid="04bed136"/>
    </style:style>
    <style:style style:name="P542" style:family="paragraph" style:parent-style-name="Text_20_body">
      <style:text-properties officeooo:rsid="04b9e5d3" officeooo:paragraph-rsid="04bbf1b6"/>
    </style:style>
    <style:style style:name="P543" style:family="paragraph" style:parent-style-name="Text_20_body">
      <style:text-properties officeooo:rsid="04bbf1b6" officeooo:paragraph-rsid="04bbf1b6"/>
    </style:style>
    <style:style style:name="P544" style:family="paragraph" style:parent-style-name="Text_20_body">
      <style:text-properties officeooo:rsid="04c07166" officeooo:paragraph-rsid="04c07166"/>
    </style:style>
    <style:style style:name="P545" style:family="paragraph" style:parent-style-name="Text_20_body">
      <style:text-properties officeooo:rsid="04c0c448" officeooo:paragraph-rsid="04c0c448"/>
    </style:style>
    <style:style style:name="P546" style:family="paragraph" style:parent-style-name="Text_20_body">
      <style:text-properties officeooo:rsid="04c37671" officeooo:paragraph-rsid="04c37671"/>
    </style:style>
    <style:style style:name="P547" style:family="paragraph" style:parent-style-name="Text_20_body">
      <style:text-properties officeooo:rsid="04c4e15a" officeooo:paragraph-rsid="04c4e15a"/>
    </style:style>
    <style:style style:name="P548" style:family="paragraph" style:parent-style-name="Text_20_body">
      <style:text-properties officeooo:rsid="04c55085" officeooo:paragraph-rsid="04c55085"/>
    </style:style>
    <style:style style:name="P549" style:family="paragraph" style:parent-style-name="Text_20_body">
      <style:text-properties officeooo:rsid="04c66885" officeooo:paragraph-rsid="04c66885"/>
    </style:style>
    <style:style style:name="P550" style:family="paragraph" style:parent-style-name="Text_20_body">
      <style:text-properties officeooo:rsid="04c95b69" officeooo:paragraph-rsid="04c95b69"/>
    </style:style>
    <style:style style:name="P551" style:family="paragraph" style:parent-style-name="Text_20_body">
      <style:text-properties officeooo:rsid="04ca5939" officeooo:paragraph-rsid="04ca5939"/>
    </style:style>
    <style:style style:name="P552" style:family="paragraph" style:parent-style-name="Text_20_body">
      <style:text-properties officeooo:rsid="04cc7c4c" officeooo:paragraph-rsid="04cc7c4c"/>
    </style:style>
    <style:style style:name="P553" style:family="paragraph" style:parent-style-name="Text_20_body">
      <style:text-properties officeooo:rsid="04ce4428" officeooo:paragraph-rsid="04ce4428"/>
    </style:style>
    <style:style style:name="P554" style:family="paragraph" style:parent-style-name="Text_20_body">
      <style:text-properties officeooo:rsid="04cf53de" officeooo:paragraph-rsid="04cf53de"/>
    </style:style>
    <style:style style:name="P555" style:family="paragraph" style:parent-style-name="Text_20_body">
      <style:text-properties officeooo:rsid="04d238f6" officeooo:paragraph-rsid="04d238f6"/>
    </style:style>
    <style:style style:name="P556" style:family="paragraph" style:parent-style-name="Text_20_body">
      <style:text-properties officeooo:rsid="04d57524" officeooo:paragraph-rsid="04d57524"/>
    </style:style>
    <style:style style:name="P557" style:family="paragraph" style:parent-style-name="Text_20_body">
      <style:text-properties officeooo:rsid="04d7b9a4" officeooo:paragraph-rsid="04d7b9a4"/>
    </style:style>
    <style:style style:name="P558" style:family="paragraph" style:parent-style-name="Code">
      <style:text-properties officeooo:paragraph-rsid="04da28c2"/>
    </style:style>
    <style:style style:name="P559" style:family="paragraph" style:parent-style-name="Text_20_body">
      <style:text-properties officeooo:rsid="04da28c2" officeooo:paragraph-rsid="04da28c2"/>
    </style:style>
    <style:style style:name="P560" style:family="paragraph" style:parent-style-name="Text_20_body">
      <style:text-properties officeooo:rsid="04db6846" officeooo:paragraph-rsid="04db6846"/>
    </style:style>
    <style:style style:name="P561" style:family="paragraph" style:parent-style-name="Text_20_body">
      <style:text-properties officeooo:rsid="04e45b2b" officeooo:paragraph-rsid="04e45b2b"/>
    </style:style>
    <style:style style:name="P562" style:family="paragraph" style:parent-style-name="Text_20_body">
      <style:text-properties officeooo:rsid="04e4e26a" officeooo:paragraph-rsid="04e4e26a"/>
    </style:style>
    <style:style style:name="P563" style:family="paragraph" style:parent-style-name="Text_20_body">
      <style:text-properties officeooo:rsid="04e5e723" officeooo:paragraph-rsid="04e5e723"/>
    </style:style>
    <style:style style:name="P564" style:family="paragraph" style:parent-style-name="Text_20_body">
      <style:text-properties officeooo:rsid="04eb7320" officeooo:paragraph-rsid="04eb7320"/>
    </style:style>
    <style:style style:name="P565" style:family="paragraph" style:parent-style-name="Text_20_body">
      <style:text-properties officeooo:rsid="04ef1be7" officeooo:paragraph-rsid="04ef1be7"/>
    </style:style>
    <style:style style:name="P566" style:family="paragraph" style:parent-style-name="Text_20_body">
      <style:text-properties officeooo:rsid="04f019fd" officeooo:paragraph-rsid="04f019fd"/>
    </style:style>
    <style:style style:name="P567" style:family="paragraph" style:parent-style-name="Text_20_body">
      <style:text-properties officeooo:rsid="04f3af19" officeooo:paragraph-rsid="04f3af19"/>
    </style:style>
    <style:style style:name="P568" style:family="paragraph" style:parent-style-name="Text_20_body">
      <style:text-properties officeooo:rsid="04f4c22f" officeooo:paragraph-rsid="04f4c22f"/>
    </style:style>
    <style:style style:name="P569" style:family="paragraph" style:parent-style-name="Text_20_body">
      <style:text-properties officeooo:rsid="04f72ded" officeooo:paragraph-rsid="04f72ded"/>
    </style:style>
    <style:style style:name="P570" style:family="paragraph" style:parent-style-name="Text_20_body">
      <style:text-properties officeooo:rsid="04f8d849" officeooo:paragraph-rsid="04f8d849"/>
    </style:style>
    <style:style style:name="P571" style:family="paragraph" style:parent-style-name="Text_20_body">
      <style:text-properties officeooo:rsid="04fd9d51" officeooo:paragraph-rsid="04fd9d51"/>
    </style:style>
    <style:style style:name="P572" style:family="paragraph" style:parent-style-name="Text_20_body">
      <style:text-properties officeooo:rsid="04ffaab9" officeooo:paragraph-rsid="04ffaab9"/>
    </style:style>
    <style:style style:name="P573" style:family="paragraph" style:parent-style-name="Text_20_body">
      <style:text-properties officeooo:rsid="04ffbbaf" officeooo:paragraph-rsid="04ffbbaf"/>
    </style:style>
    <style:style style:name="P574" style:family="paragraph" style:parent-style-name="Text_20_body">
      <style:text-properties officeooo:rsid="04ffbbaf" officeooo:paragraph-rsid="0505b521"/>
    </style:style>
    <style:style style:name="P575" style:family="paragraph" style:parent-style-name="Text_20_body">
      <style:text-properties officeooo:rsid="0504b458" officeooo:paragraph-rsid="0504b458"/>
    </style:style>
    <style:style style:name="P576" style:family="paragraph" style:parent-style-name="Text_20_body">
      <style:text-properties officeooo:rsid="050a4397" officeooo:paragraph-rsid="050a4397"/>
    </style:style>
    <style:style style:name="P577" style:family="paragraph" style:parent-style-name="Text_20_body">
      <style:text-properties officeooo:rsid="050de9f5" officeooo:paragraph-rsid="050de9f5"/>
    </style:style>
    <style:style style:name="P578" style:family="paragraph" style:parent-style-name="Text_20_body">
      <style:text-properties officeooo:rsid="050e967b" officeooo:paragraph-rsid="050e967b"/>
    </style:style>
    <style:style style:name="P579" style:family="paragraph" style:parent-style-name="Text_20_body">
      <style:text-properties officeooo:rsid="05101d4c" officeooo:paragraph-rsid="05101d4c"/>
    </style:style>
    <style:style style:name="P580" style:family="paragraph" style:parent-style-name="Text_20_body">
      <style:text-properties officeooo:rsid="0511dc31" officeooo:paragraph-rsid="0511dc31"/>
    </style:style>
    <style:style style:name="P581" style:family="paragraph" style:parent-style-name="Text_20_body">
      <style:text-properties officeooo:rsid="05160e6e" officeooo:paragraph-rsid="05160e6e"/>
    </style:style>
    <style:style style:name="P582" style:family="paragraph" style:parent-style-name="Text_20_body">
      <style:text-properties officeooo:rsid="0518c143" officeooo:paragraph-rsid="0518c143"/>
    </style:style>
    <style:style style:name="P583" style:family="paragraph" style:parent-style-name="Text_20_body">
      <style:text-properties officeooo:rsid="051b0bb3" officeooo:paragraph-rsid="051b0bb3"/>
    </style:style>
    <style:style style:name="P584" style:family="paragraph" style:parent-style-name="Text_20_body">
      <style:text-properties officeooo:rsid="051cfa8e" officeooo:paragraph-rsid="051cfa8e"/>
    </style:style>
    <style:style style:name="P585" style:family="paragraph" style:parent-style-name="Text_20_body">
      <style:text-properties officeooo:rsid="051e1a5b" officeooo:paragraph-rsid="051e1a5b"/>
    </style:style>
    <style:style style:name="P586" style:family="paragraph" style:parent-style-name="Text_20_body">
      <style:text-properties officeooo:rsid="051e1a5b" officeooo:paragraph-rsid="051ff1fd"/>
    </style:style>
    <style:style style:name="P587" style:family="paragraph" style:parent-style-name="Text_20_body">
      <style:text-properties officeooo:rsid="051e1a5b" officeooo:paragraph-rsid="0521c2a1"/>
    </style:style>
    <style:style style:name="P588" style:family="paragraph" style:parent-style-name="Text_20_body">
      <style:text-properties officeooo:rsid="051f8405" officeooo:paragraph-rsid="051f8405"/>
    </style:style>
    <style:style style:name="P589" style:family="paragraph" style:parent-style-name="Text_20_body">
      <style:text-properties officeooo:rsid="0522e295" officeooo:paragraph-rsid="0522e295"/>
    </style:style>
    <style:style style:name="P590" style:family="paragraph" style:parent-style-name="Text_20_body">
      <style:text-properties officeooo:rsid="05239c3d" officeooo:paragraph-rsid="05239c3d"/>
    </style:style>
    <style:style style:name="P591" style:family="paragraph" style:parent-style-name="Text_20_body">
      <style:text-properties officeooo:rsid="05242d6d" officeooo:paragraph-rsid="05242d6d"/>
    </style:style>
    <style:style style:name="P592" style:family="paragraph" style:parent-style-name="Code" style:list-style-name="L1"/>
    <style:style style:name="P593" style:family="paragraph" style:parent-style-name="Code" style:list-style-name="L1">
      <style:text-properties officeooo:paragraph-rsid="048c82ac"/>
    </style:style>
    <style:style style:name="P594" style:family="paragraph" style:parent-style-name="Code">
      <style:text-properties officeooo:paragraph-rsid="01776f98"/>
    </style:style>
    <style:style style:name="P595" style:family="paragraph" style:parent-style-name="Heading_20_1">
      <style:text-properties officeooo:rsid="05101d4c" officeooo:paragraph-rsid="05101d4c"/>
    </style:style>
    <style:style style:name="P596" style:family="paragraph" style:parent-style-name="Heading_20_1">
      <style:text-properties officeooo:rsid="04fbbf35" officeooo:paragraph-rsid="0521c2a1"/>
    </style:style>
    <style:style style:name="P597" style:family="paragraph" style:parent-style-name="Heading_20_1">
      <style:text-properties officeooo:rsid="04d93ac2" officeooo:paragraph-rsid="04d93ac2"/>
    </style:style>
    <style:style style:name="P598" style:family="paragraph" style:parent-style-name="Heading_20_1">
      <style:text-properties officeooo:rsid="04c07166" officeooo:paragraph-rsid="04c07166"/>
    </style:style>
    <style:style style:name="P599" style:family="paragraph" style:parent-style-name="Heading_20_1">
      <style:text-properties officeooo:rsid="04b9e5d3" officeooo:paragraph-rsid="04b9e5d3"/>
    </style:style>
    <style:style style:name="P600" style:family="paragraph" style:parent-style-name="Heading_20_1">
      <style:text-properties officeooo:rsid="04b8d004" officeooo:paragraph-rsid="04bed136"/>
    </style:style>
    <style:style style:name="P601" style:family="paragraph" style:parent-style-name="Heading_20_1">
      <style:text-properties officeooo:rsid="04b67480" officeooo:paragraph-rsid="04b67480"/>
    </style:style>
    <style:style style:name="P602" style:family="paragraph" style:parent-style-name="Heading_20_1">
      <style:text-properties officeooo:rsid="04b5611e" officeooo:paragraph-rsid="04b5611e"/>
    </style:style>
    <style:style style:name="P603" style:family="paragraph" style:parent-style-name="Heading_20_1">
      <style:text-properties officeooo:rsid="04b2432a" officeooo:paragraph-rsid="04b2432a"/>
    </style:style>
    <style:style style:name="P604" style:family="paragraph" style:parent-style-name="Heading_20_1">
      <style:text-properties officeooo:rsid="04ae5253" officeooo:paragraph-rsid="04ae5253"/>
    </style:style>
    <style:style style:name="P605" style:family="paragraph" style:parent-style-name="Heading_20_1">
      <style:text-properties officeooo:rsid="049bda4a" officeooo:paragraph-rsid="049bda4a"/>
    </style:style>
    <style:style style:name="P606" style:family="paragraph" style:parent-style-name="Heading_20_1">
      <style:text-properties officeooo:rsid="0490ceba" officeooo:paragraph-rsid="0490ceba"/>
    </style:style>
    <style:style style:name="P607" style:family="paragraph" style:parent-style-name="Heading_20_1">
      <style:text-properties officeooo:rsid="0482305b" officeooo:paragraph-rsid="0482305b"/>
    </style:style>
    <style:style style:name="P608" style:family="paragraph" style:parent-style-name="Heading_20_1">
      <style:text-properties officeooo:rsid="0469bd60" officeooo:paragraph-rsid="0469bd60"/>
    </style:style>
    <style:style style:name="P609" style:family="paragraph" style:parent-style-name="Heading_20_1">
      <style:text-properties officeooo:rsid="044c8b93" officeooo:paragraph-rsid="044c8b93"/>
    </style:style>
    <style:style style:name="P610" style:family="paragraph" style:parent-style-name="Heading_20_1">
      <style:text-properties officeooo:rsid="044389d6" officeooo:paragraph-rsid="044389d6"/>
    </style:style>
    <style:style style:name="P611" style:family="paragraph" style:parent-style-name="Heading_20_1">
      <style:text-properties officeooo:rsid="0436189e" officeooo:paragraph-rsid="0436189e"/>
    </style:style>
    <style:style style:name="P612" style:family="paragraph" style:parent-style-name="Heading_20_1">
      <style:text-properties officeooo:rsid="0434630d" officeooo:paragraph-rsid="0434630d"/>
    </style:style>
    <style:style style:name="P613" style:family="paragraph" style:parent-style-name="Heading_20_1">
      <style:text-properties officeooo:rsid="042bb06a" officeooo:paragraph-rsid="042bb06a"/>
    </style:style>
    <style:style style:name="P614" style:family="paragraph" style:parent-style-name="Heading_20_1">
      <style:text-properties officeooo:rsid="041c5b66" officeooo:paragraph-rsid="041c5b66"/>
    </style:style>
    <style:style style:name="P615" style:family="paragraph" style:parent-style-name="Heading_20_1">
      <style:text-properties officeooo:rsid="041bb395" officeooo:paragraph-rsid="041bb395"/>
    </style:style>
    <style:style style:name="P616" style:family="paragraph" style:parent-style-name="Heading_20_1">
      <style:text-properties officeooo:rsid="04183cc5" officeooo:paragraph-rsid="04183cc5"/>
    </style:style>
    <style:style style:name="P617" style:family="paragraph" style:parent-style-name="Heading_20_1">
      <style:text-properties officeooo:rsid="040c5d43" officeooo:paragraph-rsid="040c5d43"/>
    </style:style>
    <style:style style:name="P618" style:family="paragraph" style:parent-style-name="Heading_20_1">
      <style:text-properties officeooo:rsid="03f0ffd0" officeooo:paragraph-rsid="03f0ffd0"/>
    </style:style>
    <style:style style:name="P619" style:family="paragraph" style:parent-style-name="Heading_20_1">
      <style:text-properties officeooo:rsid="03d89dff" officeooo:paragraph-rsid="03d89dff"/>
    </style:style>
    <style:style style:name="P620" style:family="paragraph" style:parent-style-name="Heading_20_1">
      <style:text-properties officeooo:rsid="03ce7bf7" officeooo:paragraph-rsid="03ce7bf7"/>
    </style:style>
    <style:style style:name="P621" style:family="paragraph" style:parent-style-name="Heading_20_1">
      <style:text-properties officeooo:rsid="03c8da6e" officeooo:paragraph-rsid="03c8da6e"/>
    </style:style>
    <style:style style:name="P622" style:family="paragraph" style:parent-style-name="Heading_20_1">
      <style:text-properties officeooo:rsid="03b6520c" officeooo:paragraph-rsid="03b6520c"/>
    </style:style>
    <style:style style:name="P623" style:family="paragraph" style:parent-style-name="Heading_20_1">
      <style:text-properties officeooo:rsid="03a20225" officeooo:paragraph-rsid="03a20225"/>
    </style:style>
    <style:style style:name="P624" style:family="paragraph" style:parent-style-name="Heading_20_1">
      <style:text-properties officeooo:rsid="037b78e8" officeooo:paragraph-rsid="037b78e8"/>
    </style:style>
    <style:style style:name="P625" style:family="paragraph" style:parent-style-name="Heading_20_1">
      <style:text-properties officeooo:rsid="0365d21f" officeooo:paragraph-rsid="03a20225"/>
    </style:style>
    <style:style style:name="P626" style:family="paragraph" style:parent-style-name="Heading_20_1">
      <style:text-properties officeooo:rsid="03623854" officeooo:paragraph-rsid="03623854"/>
    </style:style>
    <style:style style:name="P627" style:family="paragraph" style:parent-style-name="Heading_20_1">
      <style:text-properties officeooo:rsid="0346df04" officeooo:paragraph-rsid="0346df04"/>
    </style:style>
    <style:style style:name="P628" style:family="paragraph" style:parent-style-name="Heading_20_1">
      <style:text-properties officeooo:rsid="032d2329" officeooo:paragraph-rsid="032d2329"/>
    </style:style>
    <style:style style:name="P629" style:family="paragraph" style:parent-style-name="Heading_20_1">
      <style:text-properties officeooo:rsid="031d8324" officeooo:paragraph-rsid="031d8324"/>
    </style:style>
    <style:style style:name="P630" style:family="paragraph" style:parent-style-name="Heading_20_1">
      <style:text-properties officeooo:rsid="03170687" officeooo:paragraph-rsid="03170687"/>
    </style:style>
    <style:style style:name="P631" style:family="paragraph" style:parent-style-name="Heading_20_1">
      <style:text-properties officeooo:rsid="0310e85c" officeooo:paragraph-rsid="0310e85c"/>
    </style:style>
    <style:style style:name="P632" style:family="paragraph" style:parent-style-name="Heading_20_1">
      <style:text-properties officeooo:rsid="030e6a04" officeooo:paragraph-rsid="030e6a04"/>
    </style:style>
    <style:style style:name="P633" style:family="paragraph" style:parent-style-name="Heading_20_1">
      <style:text-properties officeooo:rsid="030a589d" officeooo:paragraph-rsid="030a589d"/>
    </style:style>
    <style:style style:name="P634" style:family="paragraph" style:parent-style-name="Heading_20_1">
      <style:text-properties officeooo:rsid="0307067e" officeooo:paragraph-rsid="0307067e"/>
    </style:style>
    <style:style style:name="P635" style:family="paragraph" style:parent-style-name="Heading_20_1">
      <style:text-properties officeooo:rsid="0300cfd1" officeooo:paragraph-rsid="0300cfd1"/>
    </style:style>
    <style:style style:name="P636" style:family="paragraph" style:parent-style-name="Heading_20_1">
      <style:text-properties officeooo:rsid="02f3cd4c" officeooo:paragraph-rsid="02f3cd4c"/>
    </style:style>
    <style:style style:name="P637" style:family="paragraph" style:parent-style-name="Heading_20_1">
      <style:text-properties officeooo:rsid="02f03c99" officeooo:paragraph-rsid="02f03c99"/>
    </style:style>
    <style:style style:name="P638" style:family="paragraph" style:parent-style-name="Heading_20_1">
      <style:text-properties officeooo:rsid="02ecfa4a" officeooo:paragraph-rsid="02ecfa4a"/>
    </style:style>
    <style:style style:name="P639" style:family="paragraph" style:parent-style-name="Heading_20_1">
      <style:text-properties officeooo:rsid="02e5fac4" officeooo:paragraph-rsid="02e5fac4"/>
    </style:style>
    <style:style style:name="P640" style:family="paragraph" style:parent-style-name="Heading_20_1">
      <style:text-properties officeooo:rsid="02df92ed" officeooo:paragraph-rsid="02df92ed"/>
    </style:style>
    <style:style style:name="P641" style:family="paragraph" style:parent-style-name="Heading_20_1">
      <style:text-properties officeooo:rsid="02db5ca1" officeooo:paragraph-rsid="02db5ca1"/>
    </style:style>
    <style:style style:name="P642" style:family="paragraph" style:parent-style-name="Heading_20_1">
      <style:text-properties officeooo:rsid="02d5e091" officeooo:paragraph-rsid="02d5e091"/>
    </style:style>
    <style:style style:name="P643" style:family="paragraph" style:parent-style-name="Heading_20_1">
      <style:text-properties officeooo:rsid="02cf24cb" officeooo:paragraph-rsid="02cf24cb"/>
    </style:style>
    <style:style style:name="P644" style:family="paragraph" style:parent-style-name="Heading_20_1">
      <style:text-properties officeooo:rsid="02c261dc" officeooo:paragraph-rsid="02c261dc"/>
    </style:style>
    <style:style style:name="P645" style:family="paragraph" style:parent-style-name="Heading_20_1">
      <style:text-properties officeooo:rsid="02bae9df" officeooo:paragraph-rsid="02bae9df"/>
    </style:style>
    <style:style style:name="P646" style:family="paragraph" style:parent-style-name="Heading_20_1">
      <style:text-properties officeooo:rsid="02942521" officeooo:paragraph-rsid="02942521"/>
    </style:style>
    <style:style style:name="P647" style:family="paragraph" style:parent-style-name="Heading_20_1">
      <style:text-properties officeooo:rsid="0259a75d" officeooo:paragraph-rsid="0259a75d"/>
    </style:style>
    <style:style style:name="P648" style:family="paragraph" style:parent-style-name="Heading_20_1">
      <style:text-properties officeooo:paragraph-rsid="02912f89"/>
    </style:style>
    <style:style style:name="P649" style:family="paragraph" style:parent-style-name="Heading_20_1">
      <style:text-properties officeooo:rsid="02475a5f" officeooo:paragraph-rsid="02475a5f"/>
    </style:style>
    <style:style style:name="P650" style:family="paragraph" style:parent-style-name="Heading_20_1">
      <style:text-properties officeooo:rsid="02421307" officeooo:paragraph-rsid="02421307"/>
    </style:style>
    <style:style style:name="P651" style:family="paragraph" style:parent-style-name="Heading_20_1">
      <style:text-properties officeooo:rsid="023f6ed0" officeooo:paragraph-rsid="023f6ed0"/>
    </style:style>
    <style:style style:name="P652" style:family="paragraph" style:parent-style-name="Heading_20_1">
      <style:text-properties officeooo:rsid="0239c4e6" officeooo:paragraph-rsid="0239c4e6"/>
    </style:style>
    <style:style style:name="P653" style:family="paragraph" style:parent-style-name="Heading_20_1">
      <style:text-properties officeooo:rsid="0216e726" officeooo:paragraph-rsid="0216e726"/>
    </style:style>
    <style:style style:name="P654" style:family="paragraph" style:parent-style-name="Heading_20_1">
      <style:text-properties officeooo:rsid="0211605f" officeooo:paragraph-rsid="0211605f"/>
    </style:style>
    <style:style style:name="P655" style:family="paragraph" style:parent-style-name="Heading_20_1">
      <style:text-properties officeooo:rsid="0209bf0f" officeooo:paragraph-rsid="0209bf0f"/>
    </style:style>
    <style:style style:name="P656" style:family="paragraph" style:parent-style-name="Heading_20_1">
      <style:text-properties officeooo:rsid="01eb4703" officeooo:paragraph-rsid="01eb4703"/>
    </style:style>
    <style:style style:name="P657" style:family="paragraph" style:parent-style-name="Heading_20_1">
      <style:text-properties officeooo:rsid="01de7f16" officeooo:paragraph-rsid="01de7f16"/>
    </style:style>
    <style:style style:name="P658" style:family="paragraph" style:parent-style-name="Heading_20_1">
      <style:text-properties officeooo:rsid="01dac2eb" officeooo:paragraph-rsid="01e05fd8"/>
    </style:style>
    <style:style style:name="P659" style:family="paragraph" style:parent-style-name="Heading_20_1">
      <style:text-properties officeooo:rsid="01cfe44c" officeooo:paragraph-rsid="01cfe44c"/>
    </style:style>
    <style:style style:name="P660" style:family="paragraph" style:parent-style-name="Heading_20_1">
      <style:text-properties officeooo:rsid="01c54b7c" officeooo:paragraph-rsid="01c54b7c"/>
    </style:style>
    <style:style style:name="P661" style:family="paragraph" style:parent-style-name="Heading_20_1">
      <style:text-properties officeooo:rsid="01b85821" officeooo:paragraph-rsid="01b85821"/>
    </style:style>
    <style:style style:name="P662" style:family="paragraph" style:parent-style-name="Heading_20_1">
      <style:text-properties officeooo:rsid="01b44072" officeooo:paragraph-rsid="01b44072"/>
    </style:style>
    <style:style style:name="P663" style:family="paragraph" style:parent-style-name="Heading_20_1">
      <style:text-properties officeooo:rsid="01a7009d" officeooo:paragraph-rsid="01a7009d"/>
    </style:style>
    <style:style style:name="P664" style:family="paragraph" style:parent-style-name="Heading_20_1">
      <style:text-properties officeooo:rsid="019d12ac" officeooo:paragraph-rsid="019d12ac"/>
    </style:style>
    <style:style style:name="P665" style:family="paragraph" style:parent-style-name="Heading_20_1">
      <style:text-properties officeooo:rsid="017fa5dc" officeooo:paragraph-rsid="019fb546"/>
    </style:style>
    <style:style style:name="P666" style:family="paragraph" style:parent-style-name="Heading_20_1">
      <style:text-properties officeooo:rsid="015d630f" officeooo:paragraph-rsid="01940c5f"/>
    </style:style>
    <style:style style:name="P667" style:family="paragraph" style:parent-style-name="Heading_20_1">
      <style:text-properties officeooo:rsid="0144afae" officeooo:paragraph-rsid="0144afae"/>
    </style:style>
    <style:style style:name="P668" style:family="paragraph" style:parent-style-name="Heading_20_1">
      <style:text-properties officeooo:rsid="01136f79" officeooo:paragraph-rsid="01136f79"/>
    </style:style>
    <style:style style:name="P669" style:family="paragraph" style:parent-style-name="Heading_20_1">
      <style:text-properties officeooo:rsid="00d82c07" officeooo:paragraph-rsid="00d82c07"/>
    </style:style>
    <style:style style:name="P670" style:family="paragraph" style:parent-style-name="Heading_20_1">
      <style:text-properties officeooo:rsid="00bb188e" officeooo:paragraph-rsid="00bb188e"/>
    </style:style>
    <style:style style:name="P671" style:family="paragraph" style:parent-style-name="Heading_20_1">
      <style:text-properties officeooo:rsid="007429df" officeooo:paragraph-rsid="007429df"/>
    </style:style>
    <style:style style:name="P672" style:family="paragraph" style:parent-style-name="Heading_20_1">
      <style:text-properties officeooo:rsid="0034ffb8" officeooo:paragraph-rsid="0034ffb8"/>
    </style:style>
    <style:style style:name="P673" style:family="paragraph" style:parent-style-name="Heading_20_1">
      <style:text-properties officeooo:rsid="002ddd9f" officeooo:paragraph-rsid="006c48d6"/>
    </style:style>
    <style:style style:name="P674" style:family="paragraph" style:parent-style-name="Heading_20_1">
      <style:text-properties officeooo:rsid="0022a503" officeooo:paragraph-rsid="0022a503"/>
    </style:style>
    <style:style style:name="P675" style:family="paragraph" style:parent-style-name="Heading_20_1">
      <style:text-properties officeooo:rsid="001d247e" officeooo:paragraph-rsid="00277837"/>
    </style:style>
    <style:style style:name="P676" style:family="paragraph" style:parent-style-name="Heading_20_1">
      <style:text-properties officeooo:rsid="05256859" officeooo:paragraph-rsid="05256859"/>
    </style:style>
    <style:style style:name="P677" style:family="paragraph" style:parent-style-name="Text_20_body" style:list-style-name="L2">
      <style:text-properties officeooo:rsid="0439b318" officeooo:paragraph-rsid="043b59ee"/>
    </style:style>
    <style:style style:name="P678" style:family="paragraph" style:parent-style-name="Text_20_body" style:list-style-name="L2">
      <style:text-properties officeooo:rsid="043a2bf5" officeooo:paragraph-rsid="043b59ee"/>
    </style:style>
    <style:style style:name="P679" style:family="paragraph" style:parent-style-name="Text_20_body" style:list-style-name="L2">
      <style:text-properties officeooo:rsid="043b59ee" officeooo:paragraph-rsid="043b59ee"/>
    </style:style>
    <style:style style:name="P680" style:family="paragraph" style:parent-style-name="Text_20_body" style:list-style-name="L2">
      <style:text-properties officeooo:rsid="043d6f33" officeooo:paragraph-rsid="043d6f33"/>
    </style:style>
    <style:style style:name="P681" style:family="paragraph" style:parent-style-name="Text_20_body" style:list-style-name="L3">
      <style:text-properties officeooo:rsid="03337ba3" officeooo:paragraph-rsid="03337ba3"/>
    </style:style>
    <style:style style:name="P682" style:family="paragraph" style:parent-style-name="Text_20_body" style:list-style-name="L3">
      <style:text-properties officeooo:rsid="0336da10" officeooo:paragraph-rsid="0336da10"/>
    </style:style>
    <style:style style:name="P683" style:family="paragraph" style:parent-style-name="Text_20_body" style:list-style-name="L3">
      <style:text-properties officeooo:rsid="0337238d" officeooo:paragraph-rsid="0337238d"/>
    </style:style>
    <style:style style:name="P684" style:family="paragraph" style:parent-style-name="Text_20_body" style:list-style-name="L3">
      <style:text-properties officeooo:rsid="0337238d" officeooo:paragraph-rsid="03387584"/>
    </style:style>
    <style:style style:name="P685" style:family="paragraph" style:parent-style-name="Text_20_body" style:list-style-name="L3">
      <style:text-properties officeooo:rsid="033740c4" officeooo:paragraph-rsid="03387584"/>
    </style:style>
    <style:style style:name="P686" style:family="paragraph" style:parent-style-name="Text_20_body" style:list-style-name="L3">
      <style:text-properties officeooo:rsid="03387584" officeooo:paragraph-rsid="03387584"/>
    </style:style>
    <style:style style:name="P687" style:family="paragraph" style:parent-style-name="Text_20_body" style:list-style-name="L3">
      <style:text-properties officeooo:rsid="03392520" officeooo:paragraph-rsid="03392520"/>
    </style:style>
    <style:style style:name="P688" style:family="paragraph" style:parent-style-name="Text_20_body" style:list-style-name="L3">
      <style:text-properties officeooo:rsid="03392520" officeooo:paragraph-rsid="033c7c31"/>
    </style:style>
    <style:style style:name="P689" style:family="paragraph" style:parent-style-name="Text_20_body" style:list-style-name="L3">
      <style:text-properties officeooo:rsid="033a91d6" officeooo:paragraph-rsid="033a91d6"/>
    </style:style>
    <style:style style:name="P690" style:family="paragraph" style:parent-style-name="Text_20_body" style:list-style-name="L3">
      <style:text-properties officeooo:rsid="033a91d6" officeooo:paragraph-rsid="033c7c31"/>
    </style:style>
    <style:style style:name="P691" style:family="paragraph" style:parent-style-name="Text_20_body" style:list-style-name="L3">
      <style:text-properties officeooo:rsid="033c7c31" officeooo:paragraph-rsid="033c7c31"/>
    </style:style>
    <style:style style:name="P692" style:family="paragraph" style:parent-style-name="Text_20_body" style:list-style-name="L3">
      <style:text-properties officeooo:rsid="033d19b4" officeooo:paragraph-rsid="033d19b4"/>
    </style:style>
    <style:style style:name="P693" style:family="paragraph" style:parent-style-name="Text_20_body" style:list-style-name="L3">
      <style:text-properties officeooo:rsid="033ef8ea" officeooo:paragraph-rsid="033ef8ea"/>
    </style:style>
    <style:style style:name="P694" style:family="paragraph" style:parent-style-name="Text_20_body" style:list-style-name="L3">
      <style:text-properties officeooo:rsid="0342eba0" officeooo:paragraph-rsid="0342eba0"/>
    </style:style>
    <style:style style:name="P695" style:family="paragraph" style:parent-style-name="Text_20_body" style:list-style-name="L3">
      <style:text-properties officeooo:rsid="033f2163" officeooo:paragraph-rsid="033f2163"/>
    </style:style>
    <style:style style:name="P696" style:family="paragraph" style:parent-style-name="Text_20_body" style:list-style-name="L3">
      <style:text-properties officeooo:rsid="034108bd" officeooo:paragraph-rsid="034108bd"/>
    </style:style>
    <style:style style:name="P697" style:family="paragraph" style:parent-style-name="Text_20_body" style:list-style-name="L4">
      <style:text-properties officeooo:rsid="0343c553" officeooo:paragraph-rsid="0343c553"/>
    </style:style>
    <style:style style:name="P698" style:family="paragraph" style:parent-style-name="Text_20_body" style:list-style-name="L5">
      <style:text-properties officeooo:rsid="02e39597" officeooo:paragraph-rsid="02e39597"/>
    </style:style>
    <style:style style:name="P699" style:family="paragraph" style:parent-style-name="Text_20_body" style:list-style-name="L5">
      <style:text-properties officeooo:rsid="02e4fe42" officeooo:paragraph-rsid="02e4fe42"/>
    </style:style>
    <style:style style:name="P700" style:family="paragraph" style:parent-style-name="Text_20_body" style:list-style-name="L6">
      <style:text-properties officeooo:rsid="01267bc1" officeooo:paragraph-rsid="01267bc1"/>
    </style:style>
    <style:style style:name="P701" style:family="paragraph" style:parent-style-name="Text_20_body" style:list-style-name="L7">
      <style:text-properties officeooo:paragraph-rsid="0084ac1f"/>
    </style:style>
    <style:style style:name="P702" style:family="paragraph" style:parent-style-name="Text_20_body" style:list-style-name="L7">
      <style:text-properties officeooo:rsid="008374c9" officeooo:paragraph-rsid="008374c9"/>
    </style:style>
    <style:style style:name="P703" style:family="paragraph" style:parent-style-name="Text_20_body" style:list-style-name="L7">
      <style:text-properties officeooo:rsid="0086622e" officeooo:paragraph-rsid="0086622e"/>
    </style:style>
    <style:style style:name="P704" style:family="paragraph" style:parent-style-name="Text_20_body" style:list-style-name="L7">
      <style:text-properties officeooo:rsid="0086ebbe" officeooo:paragraph-rsid="0086ebbe"/>
    </style:style>
    <style:style style:name="P705" style:family="paragraph" style:parent-style-name="Text_20_body" style:list-style-name="L8">
      <style:text-properties officeooo:rsid="00886cd4" officeooo:paragraph-rsid="00886cd4"/>
    </style:style>
    <style:style style:name="P706" style:family="paragraph" style:parent-style-name="Text_20_body" style:list-style-name="L8">
      <style:text-properties officeooo:rsid="008baa08" officeooo:paragraph-rsid="008baa08"/>
    </style:style>
    <style:style style:name="P707" style:family="paragraph" style:parent-style-name="Text_20_body" style:list-style-name="L8">
      <style:text-properties officeooo:rsid="00981d50" officeooo:paragraph-rsid="00981d50"/>
    </style:style>
    <style:style style:name="P708" style:family="paragraph" style:parent-style-name="Text_20_body" style:list-style-name="L8">
      <style:text-properties officeooo:rsid="009c6041" officeooo:paragraph-rsid="009c6041"/>
    </style:style>
    <style:style style:name="P709" style:family="paragraph" style:parent-style-name="Text_20_body" style:list-style-name="L8">
      <style:text-properties officeooo:rsid="008f5ccb" officeooo:paragraph-rsid="008f5ccb"/>
    </style:style>
    <style:style style:name="P710" style:family="paragraph" style:parent-style-name="Text_20_body" style:list-style-name="L8">
      <style:text-properties officeooo:rsid="009d1f7b" officeooo:paragraph-rsid="009d1f7b"/>
    </style:style>
    <style:style style:name="P711" style:family="paragraph" style:parent-style-name="Text_20_body" style:list-style-name="L9">
      <style:text-properties officeooo:rsid="002ddd9f" officeooo:paragraph-rsid="002ddd9f"/>
    </style:style>
    <style:style style:name="P712" style:family="paragraph" style:parent-style-name="Text_20_body" style:list-style-name="L9">
      <style:text-properties officeooo:rsid="00311d8b" officeooo:paragraph-rsid="00311d8b"/>
    </style:style>
    <style:style style:name="P713" style:family="paragraph" style:parent-style-name="Text_20_body" style:list-style-name="L9">
      <style:text-properties officeooo:rsid="00327102" officeooo:paragraph-rsid="00327102"/>
    </style:style>
    <style:style style:name="P714" style:family="paragraph" style:parent-style-name="Text_20_body">
      <style:text-properties officeooo:rsid="05256859" officeooo:paragraph-rsid="05256859"/>
    </style:style>
    <style:style style:name="P71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1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2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2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2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officeooo:rsid="046bbb8a"/>
    </style:style>
    <style:style style:name="T566" style:family="text">
      <style:text-properties officeooo:rsid="046dadbc"/>
    </style:style>
    <style:style style:name="T567" style:family="text">
      <style:text-properties officeooo:rsid="046e205c"/>
    </style:style>
    <style:style style:name="T568" style:family="text">
      <style:text-properties officeooo:rsid="046fc769"/>
    </style:style>
    <style:style style:name="T569" style:family="text">
      <style:text-properties officeooo:rsid="0470eddd"/>
    </style:style>
    <style:style style:name="T570" style:family="text">
      <style:text-properties officeooo:rsid="047284a6"/>
    </style:style>
    <style:style style:name="T571" style:family="text">
      <style:text-properties officeooo:rsid="0473ec1a"/>
    </style:style>
    <style:style style:name="T572" style:family="text">
      <style:text-properties officeooo:rsid="04754771"/>
    </style:style>
    <style:style style:name="T573" style:family="text">
      <style:text-properties officeooo:rsid="0475c483"/>
    </style:style>
    <style:style style:name="T574" style:family="text">
      <style:text-properties officeooo:rsid="04771ae3"/>
    </style:style>
    <style:style style:name="T575" style:family="text">
      <style:text-properties officeooo:rsid="0477693a"/>
    </style:style>
    <style:style style:name="T576" style:family="text">
      <style:text-properties officeooo:rsid="04784ed3"/>
    </style:style>
    <style:style style:name="T577" style:family="text">
      <style:text-properties officeooo:rsid="047ad88e"/>
    </style:style>
    <style:style style:name="T578" style:family="text">
      <style:text-properties officeooo:rsid="047b41ea"/>
    </style:style>
    <style:style style:name="T579" style:family="text">
      <style:text-properties officeooo:rsid="047c8af4"/>
    </style:style>
    <style:style style:name="T580" style:family="text">
      <style:text-properties officeooo:rsid="047dee4f"/>
    </style:style>
    <style:style style:name="T581" style:family="text">
      <style:text-properties officeooo:rsid="047f645b"/>
    </style:style>
    <style:style style:name="T582" style:family="text">
      <style:text-properties officeooo:rsid="047f70a1"/>
    </style:style>
    <style:style style:name="T583" style:family="text">
      <style:text-properties officeooo:rsid="04807573"/>
    </style:style>
    <style:style style:name="T584" style:family="text">
      <style:text-properties officeooo:rsid="048263a4"/>
    </style:style>
    <style:style style:name="T585" style:family="text">
      <style:text-properties officeooo:rsid="04850c0c"/>
    </style:style>
    <style:style style:name="T586" style:family="text">
      <style:text-properties fo:font-style="normal" style:font-style-asian="normal" style:font-style-complex="normal"/>
    </style:style>
    <style:style style:name="T587" style:family="text">
      <style:text-properties fo:font-style="normal" officeooo:rsid="04850c0c" style:font-style-asian="normal" style:font-style-complex="normal"/>
    </style:style>
    <style:style style:name="T588" style:family="text">
      <style:text-properties fo:font-style="normal" officeooo:rsid="04884edc" style:font-style-asian="normal" style:font-style-complex="normal"/>
    </style:style>
    <style:style style:name="T589" style:family="text">
      <style:text-properties fo:font-style="normal" officeooo:rsid="0488ab23" style:font-style-asian="normal" style:font-style-complex="normal"/>
    </style:style>
    <style:style style:name="T590" style:family="text">
      <style:text-properties fo:font-style="normal" officeooo:rsid="048cec31" style:font-style-asian="normal" style:font-style-complex="normal"/>
    </style:style>
    <style:style style:name="T591" style:family="text">
      <style:text-properties fo:font-style="normal" officeooo:rsid="048e22a2" style:font-style-asian="normal" style:font-style-complex="normal"/>
    </style:style>
    <style:style style:name="T592" style:family="text">
      <style:text-properties fo:font-style="normal" officeooo:rsid="048ec5bd" style:font-style-asian="normal" style:font-style-complex="normal"/>
    </style:style>
    <style:style style:name="T593" style:family="text">
      <style:text-properties fo:font-style="normal" officeooo:rsid="048f70be" style:font-style-asian="normal" style:font-style-complex="normal"/>
    </style:style>
    <style:style style:name="T594" style:family="text">
      <style:text-properties officeooo:rsid="049282dd"/>
    </style:style>
    <style:style style:name="T595" style:family="text">
      <style:text-properties officeooo:rsid="0493c985"/>
    </style:style>
    <style:style style:name="T596" style:family="text">
      <style:text-properties officeooo:rsid="0499f81f"/>
    </style:style>
    <style:style style:name="T597" style:family="text">
      <style:text-properties officeooo:rsid="04a318cb"/>
    </style:style>
    <style:style style:name="T598" style:family="text">
      <style:text-properties officeooo:rsid="04a36091"/>
    </style:style>
    <style:style style:name="T599" style:family="text">
      <style:text-properties officeooo:rsid="04a483b9"/>
    </style:style>
    <style:style style:name="T600" style:family="text">
      <style:text-properties officeooo:rsid="04a666c6"/>
    </style:style>
    <style:style style:name="T601" style:family="text">
      <style:text-properties officeooo:rsid="04ad771d"/>
    </style:style>
    <style:style style:name="T602" style:family="text">
      <style:text-properties officeooo:rsid="04af38de"/>
    </style:style>
    <style:style style:name="T603" style:family="text">
      <style:text-properties officeooo:rsid="04af9c68"/>
    </style:style>
    <style:style style:name="T604" style:family="text">
      <style:text-properties officeooo:rsid="04b5b239"/>
    </style:style>
    <style:style style:name="T605" style:family="text">
      <style:text-properties officeooo:rsid="04b99ed1"/>
    </style:style>
    <style:style style:name="T606" style:family="text">
      <style:text-properties officeooo:rsid="04bcf7c7"/>
    </style:style>
    <style:style style:name="T607" style:family="text">
      <style:text-properties officeooo:rsid="04c1931c"/>
    </style:style>
    <style:style style:name="T608" style:family="text">
      <style:text-properties officeooo:rsid="04c55085"/>
    </style:style>
    <style:style style:name="T609" style:family="text">
      <style:text-properties officeooo:rsid="04c66885"/>
    </style:style>
    <style:style style:name="T610" style:family="text">
      <style:text-properties officeooo:rsid="04c86375"/>
    </style:style>
    <style:style style:name="T611" style:family="text">
      <style:text-properties officeooo:rsid="04cb483d"/>
    </style:style>
    <style:style style:name="T612" style:family="text">
      <style:text-properties officeooo:rsid="04cbfc91"/>
    </style:style>
    <style:style style:name="T613" style:family="text">
      <style:text-properties officeooo:rsid="04cc7c4c"/>
    </style:style>
    <style:style style:name="T614" style:family="text">
      <style:text-properties officeooo:rsid="04ce55c5"/>
    </style:style>
    <style:style style:name="T615" style:family="text">
      <style:text-properties officeooo:rsid="04ce5cc8"/>
    </style:style>
    <style:style style:name="T616" style:family="text">
      <style:text-properties officeooo:rsid="04d12493"/>
    </style:style>
    <style:style style:name="T617" style:family="text">
      <style:text-properties officeooo:rsid="04d42e7d"/>
    </style:style>
    <style:style style:name="T618" style:family="text">
      <style:text-properties officeooo:rsid="04d4d203"/>
    </style:style>
    <style:style style:name="T619" style:family="text">
      <style:text-properties officeooo:rsid="04d728f1"/>
    </style:style>
    <style:style style:name="T620" style:family="text">
      <style:text-properties officeooo:rsid="04da28c2"/>
    </style:style>
    <style:style style:name="T621" style:family="text">
      <style:text-properties officeooo:rsid="04dbfde6"/>
    </style:style>
    <style:style style:name="T622" style:family="text">
      <style:text-properties officeooo:rsid="04dd77f0"/>
    </style:style>
    <style:style style:name="T623" style:family="text">
      <style:text-properties officeooo:rsid="04df2ccc"/>
    </style:style>
    <style:style style:name="T624" style:family="text">
      <style:text-properties officeooo:rsid="04dfba79"/>
    </style:style>
    <style:style style:name="T625" style:family="text">
      <style:text-properties officeooo:rsid="04e4c912"/>
    </style:style>
    <style:style style:name="T626" style:family="text">
      <style:text-properties officeooo:rsid="04e7d060"/>
    </style:style>
    <style:style style:name="T627" style:family="text">
      <style:text-properties officeooo:rsid="04e934f2"/>
    </style:style>
    <style:style style:name="T628" style:family="text">
      <style:text-properties officeooo:rsid="04e937ea"/>
    </style:style>
    <style:style style:name="T629" style:family="text">
      <style:text-properties officeooo:rsid="04e9d91d"/>
    </style:style>
    <style:style style:name="T630" style:family="text">
      <style:text-properties officeooo:rsid="04ea41ff"/>
    </style:style>
    <style:style style:name="T631" style:family="text">
      <style:text-properties officeooo:rsid="04ec2b83"/>
    </style:style>
    <style:style style:name="T632" style:family="text">
      <style:text-properties officeooo:rsid="04edf92c"/>
    </style:style>
    <style:style style:name="T633" style:family="text">
      <style:text-properties officeooo:rsid="04ef12f3"/>
    </style:style>
    <style:style style:name="T634" style:family="text">
      <style:text-properties officeooo:rsid="04ef45fc"/>
    </style:style>
    <style:style style:name="T635" style:family="text">
      <style:text-properties officeooo:rsid="04f43f10"/>
    </style:style>
    <style:style style:name="T636" style:family="text">
      <style:text-properties officeooo:rsid="04f609ea"/>
    </style:style>
    <style:style style:name="T637" style:family="text">
      <style:text-properties officeooo:rsid="04f66d95"/>
    </style:style>
    <style:style style:name="T638" style:family="text">
      <style:text-properties officeooo:rsid="04fea51b"/>
    </style:style>
    <style:style style:name="T639" style:family="text">
      <style:text-properties officeooo:rsid="04fef6fa"/>
    </style:style>
    <style:style style:name="T640" style:family="text">
      <style:text-properties officeooo:rsid="05018127"/>
    </style:style>
    <style:style style:name="T641" style:family="text">
      <style:text-properties officeooo:rsid="0502c247"/>
    </style:style>
    <style:style style:name="T642" style:family="text">
      <style:text-properties officeooo:rsid="0505b521"/>
    </style:style>
    <style:style style:name="T643" style:family="text">
      <style:text-properties officeooo:rsid="0506a367"/>
    </style:style>
    <style:style style:name="T644" style:family="text">
      <style:text-properties officeooo:rsid="0506d04f"/>
    </style:style>
    <style:style style:name="T645" style:family="text">
      <style:text-properties officeooo:rsid="0508b21b"/>
    </style:style>
    <style:style style:name="T646" style:family="text">
      <style:text-properties officeooo:rsid="0508bcaa"/>
    </style:style>
    <style:style style:name="T647" style:family="text">
      <style:text-properties officeooo:rsid="0508e95c"/>
    </style:style>
    <style:style style:name="T648" style:family="text">
      <style:text-properties officeooo:rsid="050a3d01"/>
    </style:style>
    <style:style style:name="T649" style:family="text">
      <style:text-properties officeooo:rsid="050a99d6"/>
    </style:style>
    <style:style style:name="T650" style:family="text">
      <style:text-properties officeooo:rsid="050c5c87"/>
    </style:style>
    <style:style style:name="T651" style:family="text">
      <style:text-properties officeooo:rsid="050e967b"/>
    </style:style>
    <style:style style:name="T652" style:family="text">
      <style:text-properties officeooo:rsid="0511719f"/>
    </style:style>
    <style:style style:name="T653" style:family="text">
      <style:text-properties officeooo:rsid="05126d74"/>
    </style:style>
    <style:style style:name="T654" style:family="text">
      <style:text-properties officeooo:rsid="0513a25d"/>
    </style:style>
    <style:style style:name="T655" style:family="text">
      <style:text-properties officeooo:rsid="05152ee6"/>
    </style:style>
    <style:style style:name="T656" style:family="text">
      <style:text-properties officeooo:rsid="05157d6d"/>
    </style:style>
    <style:style style:name="T657" style:family="text">
      <style:text-properties officeooo:rsid="05160103"/>
    </style:style>
    <style:style style:name="T658" style:family="text">
      <style:text-properties officeooo:rsid="051700dc"/>
    </style:style>
    <style:style style:name="T659" style:family="text">
      <style:text-properties officeooo:rsid="05189250"/>
    </style:style>
    <style:style style:name="T660" style:family="text">
      <style:text-properties officeooo:rsid="051a4996"/>
    </style:style>
    <style:style style:name="T661" style:family="text">
      <style:text-properties officeooo:rsid="051e9c07"/>
    </style:style>
    <style:style style:name="T662" style:family="text">
      <style:text-properties officeooo:rsid="051ff1fd"/>
    </style:style>
    <style:style style:name="T663" style:family="text">
      <style:text-properties officeooo:rsid="0521c2a1"/>
    </style:style>
    <style:style style:name="T664" style:family="text">
      <style:text-properties officeooo:rsid="05242d6d"/>
    </style:style>
    <style:style style:name="T665" style:family="text">
      <style:text-properties officeooo:rsid="0526d06d"/>
    </style:style>
    <style:style style:name="T66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6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6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676" text:outline-level="1" text:is-list-header="true">July 5, 2023</text:h>
      <text:p text:style-name="P714">Added short write-ups for the Abstract Factory design pattern, the Builder design pattern, and the Prototype design pattern. <text:s/>These are three that I did not create examples for as I considered them too complicated and of little value to me.</text:p>
      <text:p text:style-name="P714">I completed the main page and organized the design pattern links into examples, indirect examples, and no examples.</text:p>
      <text:p text:style-name="P714">I also added links to factory.md, private.md, and singleton.md that point into various examples in various languages for those pattern<text:span text:style-name="T665">s.</text:span></text:p>
      <text:h text:style-name="P595" text:outline-level="1" text:is-list-header="true">July 4, 2023</text:h>
      <text:p text:style-name="P579">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2">This means recursion with a mutable borrow as a parameter is not allowed in Rust.</text:span></text:p>
      <text:p text:style-name="P580">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0">This worked: the output is "number = 10". <text:s/><text:span text:style-name="T653">So recursion is supported with a mutable borrow. <text:s/></text:span><text:span text:style-name="T654">So what's different with the Visitor pattern? <text:s/></text:span><text:span text:style-name="T655">The difference is I'm calling the Shop from the Village and I'm trying </text:span><text:soft-page-break/><text:span text:style-name="T655">to pass in the Village to the Shop as a mutable borrow. <text:s/></text:span><text:span text:style-name="T656">But the visit() method on the Village is already passed a mutable borrow on the Village in the form of the "self" parameter. <text:s/></text:span><text:span text:style-name="T657">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 text:c="3"/>| <text:s text:c="23"/>^^^^^^^ second mutable borrow occurs here</text:p>
      <text:p text:style-name="P581">Because the loop is in a static method, Village::visit() and it takes a mutable reference to the Village, the loop in visit() triggers the first use of the mutable borrow. <text:s/>However, in that context of the loop, attempting to pass the village to <text:span text:style-name="T658">shop.order() as a mutable borrow is the problem. <text:s/></text:span><text:span text:style-name="T659">Even if the contents of the visit() method were moved to main(), the same double mutable borrow occurs.</text:span></text:p>
      <text:p text:style-name="P582">However, if I clone the list of shops from the village in the visit() method and use the cloned list in the loop, the double mutable borrow does not occur. <text:s/><text:span text:style-name="T660">It's an expensive fix, however.</text:span></text:p>
      <text:p text:style-name="P583">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584">Completed the Visitor design pattern example in Rust.</text:p>
      <text:p text:style-name="P585">Fixed C version of Visitor design pattern example to properly deal with changes in inventory. <text:s/><text:span text:style-name="T661">Required adding ConstStringList_AreListsEqual() helper function.</text:span></text:p>
      <text:p text:style-name="P588">Modified C++ version of Visitor design pattern example, in the PickUpOrder() method, to show only those ingredients actually received from that shop.</text:p>
      <text:p text:style-name="P586">Fixed <text:span text:style-name="T662">Python</text:span> version of Visitor design pattern example to properly deal with changes in inventory.</text:p>
      <text:p text:style-name="P587">Fixed <text:span text:style-name="T663">C#</text:span> version of Visitor design pattern example to properly deal with changes in inventory.</text:p>
      <text:p text:style-name="P589">In the C and C++ projects, replaced all "@ref DESIGN_pattern "DESIGN pattern"" with "@ref DESIGN_pattern", as the part in quotes is actually taken from the title of the referred to page.</text:p>
      <text:p text:style-name="P590">Added write-ups for singleton and factory design patterns, <text:span text:style-name="T664">mainly to link to other patterns where those are implemented.</text:span></text:p>
      <text:p text:style-name="P591">I'm not sure about Abstract Factory, Builder, and Prototype design patterns.</text:p>
      <text:h text:style-name="P596" text:outline-level="1" text:is-list-header="true">July 3, 2023</text:h>
      <text:p text:style-name="P571">Completed the Strategy design pattern in Rust. <text:s/><text:span text:style-name="T638">Followed the C++ implementation fairly closely. <text:s/>Straightforward implementation. <text:s/></text:span><text:span text:style-name="T639">I swapped the heights for Elaine and Myra so the sort by height (descending) did not produce the same list as sort by age (ascending).</text:span></text:p>
      <text:p text:style-name="P572"><text:soft-page-break/>Modified the C, C++, and Python examples of the Strategy pattern to swap the heights of Elaine and Myra.</text:p>
      <text:p text:style-name="P573">Working on the Visitor design pattern example for Rust. <text:s/>First problem is I cannot store a reference to the Village in the shop structure as it would create a circular dependency for mutable references. <text:s/>So I skipped it for now.</text:p>
      <text:p text:style-name="P574">Ran into a second problem implementing the shop's place_order(): The code (as taken from the C++ version) always added an item to the inventory if it wasn't in the inventory. <text:s/>In other words, the recursive ordering was being short-circuited.</text:p>
      <text:p text:style-name="P574">So, <text:span text:style-name="T641">in the C++ code,</text:span> I moved the code for magically adding something to the inventory and the Visitor pattern in C++ stopped working. <text:s/><text:span text:style-name="T640">I am getting the following output:</text:span></text:p>
      <text:p text:style-name="Code">Error! <text:s/>Molly's Mustard Mart: Item fresh mustard is not in the inventory when it should be.</text:p>
      <text:p text:style-name="P575">It's as thoug<text:span text:style-name="T642">h Visitor_Shop::PlaceOrder() is not handling the circumstance of an ingredient list being empty. <text:s/></text:span><text:span text:style-name="T643">I think. <text:s/></text:span><text:span text:style-name="T644">Ah. <text:s/>The actual problem is the inventory for the item being ordered from the village is not being updated after the order is processed because I moved the AddItemToInventory() call to inside the else clause in PlaceOrder(). <text:s/></text:span><text:span text:style-name="T645">And since both clauses of that if statement end up calling AddItemToInventory(), that's why it appeared after the entire if statement. <text:s/></text:span><text:span text:style-name="T646">What I should do is verify the order received the necessary ingredients and if obtained, only then increment the inventory. <text:s/></text:span><text:span text:style-name="T647">Basically, if the items received is empty or the items received matches the needed items for the ingredient then add 1 to the inventory. <text:s/></text:span><text:span text:style-name="T648">If the items received do not match the needed items then an error has occurred somewhere.</text:span></text:p>
      <text:p text:style-name="P576">Added are_vector_contents_the_same() to Visitor_Element_Classes.cpp and used it in PlaceOrder(). <text:s/>I also modified PickupOrder() <text:span text:style-name="T649">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0">been picked up in a single round of visits. <text:s/>In other words, the recursive nature of the visitations seems to be accumulative instead of one shot per recursion. </text:span></text:p>
      <text:p text:style-name="P577"><text:span text:style-name="T651">Doh!</text:span> <text:s/>The items to be picked up matches correctly with what is being asked for, namely, all the ingredients needed to make a hamburger, so the removal of the itemsToBePickedUp.clear() was necessary.</text:p>
      <text:p text:style-name="P578">C++ code has been fixed. <text:s/>Need to migrate the fix to C, Python, C#, and Rust.</text:p>
      <text:h text:style-name="P597" text:outline-level="1" text:is-list-header="true">Jul<text:span text:style-name="T620">y</text:span> 2, 2023</text:h>
      <text:p text:style-name="P559">As near as I can tell, it is not possible to mix writing fields with reading fields in the same context. <text:s/>For example:</text:p>
      <text:p text:style-name="P558"><text:s text:c="8"/><text:span text:style-name="T264">self.set_next_state(&amp;CurrentState::NormalText);</text:span></text:p>
      <text:p text:style-name="P558"><text:s text:c="8"/>while <text:span text:style-name="T264">self.current_state</text:span> != CurrentState::Done {</text:p>
      <text:p text:style-name="P558"><text:s text:c="12"/>let current_state = self.current_behavior.as_ref().unwrap().borrow_mut().go_next();</text:p>
      <text:p text:style-name="P558"><text:soft-page-break/><text:s text:c="12"/>self.set_next_state(&amp;current_state);</text:p>
      <text:p text:style-name="P559">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0">I tried moving the test into a function but it had the same borrowing issues. <text:s/><text:span text:style-name="T621">Basically, the borrow checker sees "self.current_state" as an immutable borrow that lasts for the entire while loop. <text:s/></text:span><text:span text:style-name="T622">I also tried using a helper method to r</text:span><text:span text:style-name="T623">eturn the current state instead of reading the state directly. <text:s/>Same problem. <text:s/></text:span><text:span text:style-name="T624">To call a method, I have to declare self as itself or as &amp;mut.</text:span></text:p>
      <text:p text:style-name="P561">Tried a simplified version of the problem, where a single struct moves through the states while calling a method that sets the state. <text:s/>No references to anything else. <text:s/>It worked as expected. <text:s/><text:span text:style-name="T625">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2"><text:soft-page-break/>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3">Hmm. <text:s/>After some fiddling, I got the latest experiment to work. <text:s/><text:span text:style-name="T626">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7">I then call go_next() on the returned behavior and store the result in a local variable, which I then pass by reference to set_state(). <text:s/></text:span><text:span text:style-name="T628">I also use only a Box&lt;dyn IStateBehavior&gt; for the various states and let the vector in the context own the Box. <text:s/></text:span><text:span text:style-name="T629">This does not allow the states to be mutable in the go_next() call but I don't need that functionality in th</text:span><text:span text:style-name="T630">e State example.</text:span></text:p>
      <text:p text:style-name="P563"/>
      <text:p text:style-name="P564">Modified the State design pattern example in Rust to match the latest experiment. <text:s/>Removed all lifetime markers. <text:s/>All errors are gone – except for one. <text:s/>I cannot pass "self" to go_next() because it is already a mutable borrow and cannot be bor<text:span text:style-name="T631">r</text:span>owed mutabl<text:span text:style-name="T631">y</text:span> again. <text:s/><text:span text:style-name="T632">Sigh. <text:s/></text:span><text:span text:style-name="T633">I don't have this little tidbit in the experiment.</text:span></text:p>
      <text:p text:style-name="P565">Added IStateContext to the experiment and modified the experiment to pass the Context struct as IStateContext to go_next(). <text:s/>It failed because of the double mutable borrow error. <text:s/><text:span text:style-name="T634">At least I can reproduce the error.</text:span></text:p>
      <text:p text:style-name="P566">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6">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7">get_behavior() returns a reference to self.behaviors[n], so a mutable borrow is in effect while 'behavior' is alive. <text:s/><text:span text:style-name="T635">Again, a circular reference.</text:span></text:p>
      <text:p text:style-name="P568"><text:soft-page-break/>The only option I can see is to introduce another struct that is used to track the input and output <text:span text:style-name="T636">and instantiate that struct in remove_comments() so it is entirely separate from the context. <text:s/></text:span><text:span text:style-name="T637">I applied InputOutput struct to the experiment and that worked.</text:span></text:p>
      <text:p text:style-name="P56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0">Completed the State design pattern example for Rust.</text:p>
      <text:h text:style-name="P598" text:outline-level="1" text:is-list-header="true">July 1, 2023</text:h>
      <text:p text:style-name="P544">Started implementation of the State design pattern in Rust. <text:s/>Tricky stuff. <text:s/>Trying to work out how to instantiate state structs correctly that accept a reference to the StateContext struct.</text:p>
      <text:p text:style-name="P544"><text:a xlink:type="simple" xlink:href="https://doc.rust-lang.org/nomicon/subtyping.html" text:style-name="Internet_20_link" text:visited-style-name="Visited_20_Internet_20_Link">https://doc.rust-lang.org/nomicon/subtyping.html</text:a></text:p>
      <text:p text:style-name="P545">I have no idea why it is failing in state_context.rs, create_state_behavior(). <text:s/><text:span text:style-name="T607">Probably something to do with the lifetime interactions between the StateContext object and the IStateBehavior trait.</text:span></text:p>
      <text:p text:style-name="P546">Lifetime management in Rust is overly complicated, strongly indicating a problem in the whole design.</text:p>
      <text:p text:style-name="P547">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7">The match statement starting at line 311 is intended to create a new state struct instance (currently, only the Initial state if active, the rest are commented out but they all get the same error). <text:s/><text:span text:style-name="T608">If I modify the signature of create_state_behavior to look like this (the highlighted part is the change):</text:span></text:p>
      <text:p text:style-name="Code"><text:soft-page-break/>fn create_state_behavior(&amp;<text:span text:style-name="T264">'a </text:span>mut self, state: &amp;CurrentState) -&gt; Rc&lt;RefCell&lt;dyn IStateBehavior + 'a&gt;&gt; {</text:p>
      <text:p text:style-name="P548">Then I'm declaring the lifetime of self is the same as the lifetime of the IStateBehavior trait. <text:s/>And that clears the error – within create_state_behavior. <text:s/>However, errors crop up in the set_next_state() function that calls create_state_behavior. <text:s/><text:span text:style-name="T609">Specifically, the call to create_state_behavior returns an IStateBehavior object and the error indicates the lifetime of the might outlive the self. <text:s/></text:span><text:span text:style-name="T610">The other errors indicate a problem borrowing self again </text:span></text:p>
      <text:p text:style-name="P549">If I alter set_next_state() function signature in the same way:</text:p>
      <text:p text:style-name="Code">fn set_next_state(&amp;<text:span text:style-name="T264">'a </text:span>mut self, new_state: &amp;CurrentState) {</text:p>
      <text:p text:style-name="P550">Then the call to create_state_behavior() is fixed but the subsequent borrowing errors are not fixed. <text:s/>And if I repeat the same lifetime fix for remove_comments() (the entry point to these methods), I get the borrow errors.</text:p>
      <text:p text:style-name="P551">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4">self.set_next_state(&amp;CurrentState::NormalText);</text:span></text:p>
      <text:p text:style-name="Code"/>
      <text:p text:style-name="Code"><text:s text:c="8"/>while <text:span text:style-name="T264">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1">The first highlighted line is a mutable borrow (because self comes in as mutable <text:span text:style-name="T611">and </text:span><text:span text:style-name="T612">therefore is</text:span><text:span text:style-name="T611"> passed as mutable to set_next_state()</text:span>). <text:s/>However, the second highlighted line is an immutable borrow, which is not allowed here. <text:s/><text:span text:style-name="T613">I was expecting the mutable borrow to be released by the time set_next_state() returned.</text:span></text:p>
      <text:p text:style-name="P552">I tried wrapping the first 5 lines in braces to create a context around how long the mutable borrow lasted but it didn't help, indicating the mutable borrow is on-going.</text:p>
      <text:p text:style-name="P553">The same borrowing error occurs in set_next_state() as well.</text:p>
      <text:p text:style-name="P553">It is my understanding that a public struct's fields are all mutable if the struct is mutable (more specifically, if the struct is stored in a variable as mutable). <text:s/><text:span text:style-name="T614">Mutability is bound to the variable </text:span><text:span text:style-name="T615">itself</text:span><text:span text:style-name="T614">, not the type of value the variable contains.</text:span></text:p>
      <text:p text:style-name="P554">I tried rewriting remove_comments() in such a way that set_next_state() and create_state_behavior() were folded directly into remove_comments. <text:s/>I didn't help as I still got the problem of doing an immutable borrow on a mutable borrow <text:span text:style-name="T616">when trying to add a behavior to the HashMap of behaviors.</text:span></text:p>
      <text:p text:style-name="P555">The reason for the lifetimes is because I have a reference to the StateContext struct in each of the State structs and I have to somehow indicate that lifetime of that reference is at least as long as the State <text:soft-page-break/>structs. <text:s/>However, I also have a <text:span text:style-name="T617">Rc&lt;RefCell&lt;dyn IStateBehavior&gt;&gt; being held in the StateContext struct; technically a circular reference. <text:s/></text:span><text:span text:style-name="T618">That might be causing the problem. <text:s/>In C++, I pass the StateContext instance to the GoNext() method. <text:s/>Maybe I need to do the same here.</text:span></text:p>
      <text:p text:style-name="P55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19">So the State struct initialization is cleaner but the circular reference wasn't the source of the problem.</text:span></text:p>
      <text:p text:style-name="P557">Do I really have to move to the C version of nothing but functions?</text:p>
      <text:h text:style-name="P599" text:outline-level="1" text:is-list-header="true">June 30, 2023</text:h>
      <text:p text:style-name="P542">Implemented the Proxy design pattern in Rust.</text:p>
      <text:p text:style-name="P543">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6">W</text:span>orkByProxy&gt;&gt;,</text:p>
      <text:p text:style-name="Code">}</text:p>
      <text:p text:style-name="Code"/>
      <text:p text:style-name="Code">impl ProxyEntity {</text:p>
      <text:p text:style-name="Code"><text:s text:c="4"/>pub fn new() -&gt; Bo<text:span text:style-name="T606">x&lt;dyn IworkByProxy&gt;{</text:span></text:p>
      <text:p text:style-name="Code"><text:s text:c="8"/>Box::new(ProxyEntity {</text:p>
      <text:p text:style-name="Code"><text:s text:c="12"/>real_entity: None,</text:p>
      <text:p text:style-name="Code"><text:s text:c="8"/><text:span text:style-name="T606">})</text:span></text:p>
      <text:p text:style-name="Code"><text:s text:c="4"/><text:span text:style-name="T606">}</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1"/>
      <text:h text:style-name="P600" text:outline-level="1" text:is-list-header="true">June 29, 2023</text:h>
      <text:p text:style-name="P540">Implemented the Observer design pattern in Rust. <text:s/>Straightforward implementation. <text:s/>I used a combination of trait (interface) and push model for the observers, mainly to keep the number of traits <text:span text:style-name="T605">to a minimum</text:span>.</text:p>
      <text:h text:style-name="P601" text:outline-level="1" text:is-list-header="true">June 28, 2023</text:h>
      <text:p text:style-name="P537">Implemented the Memento design pattern in Rust. <text:s/>I modeled this after the C++ code. <text:s/>Straightforward implementation, although I dropped the IMemento interface as it was simpler to keep the Memento <text:soft-page-break/>struct private to the memento_textobject.rs file. <text:s/>Also, I found that it is quite difficult to dynamically cast an interface/trait back to the struct on which the trait is implemented, which was required in this example.</text:p>
      <text:p text:style-name="P538">Modified Command design pattern example in Rust to use a context structure, just like the one I created in the Memento example.</text:p>
      <text:p text:style-name="P53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602" text:outline-level="1" text:is-list-header="true">June 27, 2023</text:h>
      <text:p text:style-name="P536">Implemented the Mediator design pattern in Rust. <text:s/>I ended up modeling the example after the C++ code. <text:s/><text:span text:style-name="T604">Straightforward implementation.</text:span></text:p>
      <text:h text:style-name="P603" text:outline-level="1" text:is-list-header="true">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4">&lt;'a&gt;</text:span> Items {</text:p>
      <text:p text:style-name="Code"><text:s text:c="4"/>pub fn get_items(&amp;<text:span text:style-name="T264">'a</text:span> self) -&gt; impl IIterator&lt;ItemPair&gt;<text:span text:style-name="T264">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604" text:outline-level="1" text:is-list-header="true"><text:soft-page-break/>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2">Theoretically, I should be able to declare the arrays as nested instead of separate arrays but I didn't try that </text:span><text:span text:style-name="T603">as the above worked.</text:span></text:p>
      <text:p text:style-name="P532">Added helpers::titlecase::titlecase(), to create a proper title-cased word given a string.</text:p>
      <text:h text:style-name="P605" text:outline-level="1" text:is-list-header="true">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oft-page-break/><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7">I'm passing the window to HandlerChain::add_handler() as "impl IMessageHandler+'static", which throws away all of the MessageWindow type as far as HandlerChain is concerned (and the rest of the program). <text:s/></text:span><text:span text:style-name="T598">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599">hain as it would result in multiple mutable borrows on the HandlerChain object. <text:s/>I also cannot duplicate the list of handlers guarded by a mutex for the same reason, unless I were to use Rc&lt;RefCell&lt;&gt;&gt; instead of Box&lt;RefCell&lt;&gt;&gt;. <text:s/></text:span><text:span text:style-name="T600">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text:soft-page-break/></text:p>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1">I have no idea how I missed that one. <text:s/>Fixed.</text:span></text:p>
      <text:h text:style-name="P606" text:outline-level="1" text:is-list-header="true">June 20, 2023</text:h>
      <text:p text:style-name="P518">Traits can be used as types for parameters to functions, like this:</text:p>
      <text:p text:style-name="Code">fn foo(<text:span text:style-name="T594">handler</text:span>: &amp;impl IMessageHandler) { }</text:p>
      <text:p text:style-name="P518">This defines a function that takes any entity that implements the IMessageHandler trait. <text:s/><text:span text:style-name="T595">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text:soft-page-break/>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6">references</text:span> will last at least as long as the structure itself.</text:p>
      <text:p text:style-name="P518"/>
      <text:h text:style-name="P607" text:outline-level="1" text:is-list-header="true">June 19, 2023</text:h>
      <text:p text:style-name="P509">So the problem in the experiment is I cannot borrow a dyn IMessageHandler as mutable. <text:s/>The error <text:span text:style-name="T584">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text:soft-page-break/>And make sure I pass in a mutable instance of the window to the HandlerChain::add_handler(). <text:s/><text:span text:style-name="T585">This works but requires</text:span><text:span text:style-name="T587"> I reference the IMessageHandler as mutable everywhere including in all IMessageHandler methods. <text:s/></text:span><text:span text:style-name="T588">And I need to explicitly declare lifetimes for HandlerChain.</text:span></text:p>
      <text:p text:style-name="P512"><text:span text:style-name="T587">T</text:span><text:span text:style-name="T586">his experiment's package is in c:\work\rust\handler_chain_experiment.</text:span></text:p>
      <text:p text:style-name="P513"><text:span text:style-name="T58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8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92">fn _handlerchain_construct_window_chain&lt;'a&gt;(windows: &amp;'a mut Vec&lt;MessageWindow&gt;, handler_chain: &amp;mut HandlerChain&lt;'a&gt;) {</text:p>
        </text:list-item>
        <text:list-item>
          <text:p text:style-name="P592"><text:s text:c="4"/>// Note: This creates each window and adds the new window to the given</text:p>
        </text:list-item>
        <text:list-item>
          <text:p text:style-name="P592"><text:s text:c="4"/>// HandlerChain object.</text:p>
          <text:p text:style-name="P592"><text:s text:c="4"/>windows.clear();</text:p>
        </text:list-item>
        <text:list-item>
          <text:p text:style-name="P592"><text:s text:c="4"/>{</text:p>
        </text:list-item>
        <text:list-item>
          <text:p text:style-name="P592"><text:s text:c="8"/>let window = MessageWindow::new("Window 1", 0, 0, 10, 10);</text:p>
        </text:list-item>
        <text:list-item>
          <text:p text:style-name="P592"><text:s text:c="8"/>windows.push(window);</text:p>
        </text:list-item>
        <text:list-item>
          <text:p text:style-name="P593"><text:s text:c="8"/>handler_chain.add_handler(windows.last_mut().unwrap());</text:p>
        </text:list-item>
        <text:list-item>
          <text:p text:style-name="P593"><text:s text:c="4"/>}</text:p>
        </text:list-item>
        <text:list-item>
          <text:p text:style-name="P593"><text:s text:c="4"/>{</text:p>
        </text:list-item>
        <text:list-item>
          <text:p text:style-name="P593"><text:s text:c="8"/>let window = MessageWindow::new("Window 2", 20, 0, 5, 5);</text:p>
        </text:list-item>
        <text:list-item>
          <text:p text:style-name="P593"><text:s text:c="8"/>windows.push(window);</text:p>
        </text:list-item>
        <text:list-item>
          <text:p text:style-name="P593"><text:s text:c="8"/>handler_chain.add_handler(windows.last_mut().unwrap());</text:p>
        </text:list-item>
        <text:list-item>
          <text:p text:style-name="P593"><text:s text:c="4"/>}</text:p>
        </text:list-item>
        <text:list-item>
          <text:p text:style-name="P593"><text:s text:c="4"/>{</text:p>
        </text:list-item>
        <text:list-item>
          <text:p text:style-name="P593"><text:s text:c="8"/>let window = MessageWindow::new("Window 3", 30, 10, 15, 15);</text:p>
        </text:list-item>
        <text:list-item>
          <text:p text:style-name="P593"><text:s text:c="8"/>windows.push(window);</text:p>
        </text:list-item>
        <text:list-item>
          <text:p text:style-name="P593"><text:s text:c="8"/>handler_chain.add_handler(windows.last_mut().unwrap());</text:p>
        </text:list-item>
        <text:list-item>
          <text:p text:style-name="P593"><text:s text:c="4"/>}</text:p>
        </text:list-item>
        <text:list-item>
          <text:p text:style-name="P592">}</text:p>
        </text:list-item>
      </text:list>
      <text:p text:style-name="P514"><text:span text:style-name="T589">T</text:span><text:span text:style-name="T586">he problem is line 11, where I get error that "windows" is being borrowed for the second time – despite the braces providing a limited context. <text:s/>The problem is </text:span><text:span text:style-name="T590">the call in line 7 that adds the MessageWindow to the handler chain as IMessageHandler: That call, "windows.last_mut().unwrap()", causes a reference to windows to occur and that reference does not go away </text:span><text:span text:style-name="T591">(I could use &amp;windows[0], &amp;window[1], etc. but that causes the same error). </text:span></text:p>
      <text:p text:style-name="P515"><text:span text:style-name="T591">I</text:span><text:span text:style-name="T586">f I separate out the creation of the windows and the adding of handlers, the windows creation and storage works just fine in a function. <text:s/>However, if I use a function to add all the windows as handlers to the HandlerChain, it fails </text:span><text:span text:style-name="T592">(along the lines of a mismatch between a non-mutable and mutable reference). <text:s/>However, if I move the contents of that second function to main(), it works.</text:span></text:p>
      <text:p text:style-name="P516"><text:span text:style-name="T586">But there is a more insidious problem. <text:s/>The Display::fmt() method (for HandlerChain) takes an immutable reference to self but the call the IMessageHandler::to_string() requires a mutable reference. <text:s/></text:span><text:span text:style-name="T593">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oft-page-break/><text:span text:style-name="T593">S</text:span><text:span text:style-name="T58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608"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text:soft-page-break/></text:p>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5">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6">an instance of the</text:span> HandlerChain <text:span text:style-name="T566">struct</text:span> in the MessageWindow <text:span text:style-name="T566">struct</text:span> (of the HandlerChain example) instead of a reference-counted smart pointer.</text:p>
      <text:p text:style-name="P502">Next question then is whether I can use that reference to HandlerChain as a mutable reference by using a mutable re<text:span text:style-name="T567">f</text:span>e<text:span text:style-name="T567">r</text:span>ence to the instance of MessageWindow <text:span text:style-name="T568">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69">M</text:span>essageHandler") <text:span text:style-name="T570">that would successfully compile. <text:s/></text:span><text:span text:style-name="T571">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2">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4">is used to call into the HandlerChain which is already in the process of calling into the message handler that calls into the HandlerChain</text:span>). <text:s/><text:span text:style-name="T574">In C++, this isn't a problem because HandlerChain is stored via a pointer, which does not attach any ownership information to it. <text:s/>In C, the HandlerChain is a global static, which also gets around the problem. <text:s/></text:span><text:span text:style-name="T575">Same as in Python </text:span><text:span text:style-name="T576">and C#.</text:span></text:p>
      <text:p text:style-name="P505">I could modify the message handling to return an enumerated value: Stop, Continue, Close, <text:span text:style-name="T577">and let the HandlerChain::send_message() deal with removing the I</text:span><text:span text:style-name="T578">M</text:span><text:span text:style-name="T577">essageHandler when Close is seen. <text:s/></text:span><text:span text:style-name="T579">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0">Here is the loop:</text:span></text:p>
      <text:p text:style-name="P497"><text:soft-page-break/>impl HandlerChain {</text:p>
      <text:p text:style-name="Code"><text:span text:style-name="T582"><text:s text:c="4"/>fn </text:span><text:span text:style-name="T580">send_message(&amp;mut self, message: &amp;Message) </text:span><text:span text:style-name="T582">{</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1">for some reason. <text:s/></text:span><text:span text:style-name="T583">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609" text:outline-level="1" text:is-list-header="true">June 14, 2023</text:h>
      <text:p text:style-name="P488">Started work on the Handler Chain design pattern for Rust.</text:p>
      <text:p text:style-name="P489">Note: In the <text:span text:style-name="T573">C++</text:span> HandlerChain class (cplusplus/HandlerChain_Class.h), the _messageHandlers and _messageHandlersLock fields should be private, not public. <text:s/><text:span text:style-name="T551">Fixed.</text:span></text:p>
      <text:p text:style-name="P490">More or less completed implementation of Handler Chain design pattern in Rust. <text:s/><text:span text:style-name="T552">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3">error</text:span>: process didn't exit successfully: `target\debug\design_pattern_examples_rust.exe HandlerChain` (exit code: 101)</text:p>
      <text:p text:style-name="P491">I had to resort to Rc&lt;RefCell&lt;&gt;&gt; as "pointers" to I<text:span text:style-name="T561">M</text:span>essageHandler and HandlerChain objects but obviously I have gotten myself into trouble over that.</text:p>
      <text:p text:style-name="P492">There are two problems: <text:span text:style-name="T554">First is the button down in "Window 1" should </text:span><text:span text:style-name="T555">be button down in "Window 2". <text:s/></text:span><text:span text:style-name="T556">The second is the above panic.</text:span></text:p>
      <text:p text:style-name="P493">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494">Need to rethink this approach.</text:p>
      <text:p text:style-name="P495"><text:soft-page-break/>Also, I don't know how to cast a MessageWindow inst<text:span text:style-name="T562">ance to </text:span><text:span text:style-name="T563">an Rc&lt;RefCell&lt;dyn I</text:span><text:span text:style-name="T564">m</text:span><text:span text:style-name="T563">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610" text:outline-level="1" text:is-list-header="true">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oft-page-break/><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611"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2">
        <text:list-item>
          <text:p text:style-name="P677"><text:a xlink:type="simple" xlink:href="https://omarkmu.github.io/docs/winconsole/index.html" text:style-name="Internet_20_link" text:visited-style-name="Visited_20_Internet_20_Link">winconsole</text:a> (0.11.1)</text:p>
          <text:list>
            <text:list-item>
              <text:p text:style-name="P678">winconsole appears to be more mature but provides more functionality than I need.</text:p>
            </text:list-item>
          </text:list>
        </text:list-item>
        <text:list-item>
          <text:p text:style-name="P677"><text:a xlink:type="simple" xlink:href="https://docs.rs/win32console/latest/win32console/index.html" text:style-name="Internet_20_link" text:visited-style-name="Visited_20_Internet_20_Link">win32console</text:a> (v0.1.5)</text:p>
          <text:list>
            <text:list-item>
              <text:p text:style-name="P678">win32console appears to target the Windows Console API, so everything is expressed as though it was a Windows application as opposed to a console application.</text:p>
            </text:list-item>
          </text:list>
        </text:list-item>
        <text:list-item>
          <text:p text:style-name="P677"><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679">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680"><text:a xlink:type="simple" xlink:href="https://lib.rs/crates/windows" text:style-name="Internet_20_link" text:visited-style-name="Visited_20_Internet_20_Link">windows</text:a> (v0.48.0)</text:p>
          <text:list>
            <text:list-item>
              <text:p text:style-name="P680"><text:soft-page-break/>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612"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613"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614"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ext:soft-page-break/>The algorithm I wrote for matching a path in a hierarchy requires being able to look ahead to see if there is a match for a child node. <text:s/>The only iterator that is available that allows a single look-ahead is 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615"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616"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oft-page-break/><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617"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ext:soft-page-break/>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618"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text:soft-page-break/>Next problem is how to propagate an ILogger trait as an object to be called on? <text:s/><text:span text:style-name="T511">Fixed. <text:s/>Needed propagate reference to Box&lt;dyn ILogger&gt;.</text:span></text:p>
      <text:p text:style-name="P448">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619"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text:soft-page-break/>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text:span><text:soft-page-break/><text:span text:style-name="T491">automatically executed on the way out. <text:s/></text:span><text:span text:style-name="T492">Well, actually, anything owned by the function at the time of 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oft-page-break/><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620"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Updated Adapter exercise for C#, C++, C, and <text:span text:style-name="T486">R</text:span>ust. <text:s/><text:span text:style-name="T485">All now match Python.</text:span></text:p>
      <text:h text:style-name="P621"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622" text:outline-level="1" text:is-list-header="true"><text:soft-page-break/>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623" text:outline-level="1" text:is-list-header="true"><text:soft-page-break/>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text:soft-page-break/>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624"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text:soft-page-break/>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text:soft-page-break/>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text:soft-page-break/>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7">on </text:span>the call to adapter_open_memory() and step through the code, the error does not occur. <text:s/>That means a memory corruption error.</text:p>
      <text:h text:style-name="P625"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text:soft-page-break/>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text:soft-page-break/>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text:span><text:soft-page-break/><text:span text:style-name="T430">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626" text:outline-level="1" text:is-list-header="true">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627"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oft-page-break/><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oft-page-break/><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text:soft-page-break/>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628"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872761806" text:style-name="L3">
        <text:list-item>
          <text:p text:style-name="P681">In VS2022, add to the solution a Makefile C++ project.</text:p>
        </text:list-item>
        <text:list-item>
          <text:p text:style-name="P681">Use the name: design_pattern_examples_rust</text:p>
        </text:list-item>
        <text:list-item>
          <text:p text:style-name="P681">Location: c:\work\vs2022\DesignPatternExamples\rust</text:p>
        </text:list-item>
        <text:list-item>
          <text:p text:style-name="P681">Click Finish.</text:p>
        </text:list-item>
        <text:list-item>
          <text:p text:style-name="P681">From the Command prompt, enter the following</text:p>
        </text:list-item>
      </text:list>
      <text:p text:style-name="P38">cd c:\work\vs2022\DesignPatternExamples\rust</text:p>
      <text:p text:style-name="P38">cargo <text:span text:style-name="T409">init</text:span> design_pattern_examples_rust</text:p>
      <text:list xml:id="list10823173549230" text:continue-numbering="true" text:style-name="L3">
        <text:list-item>
          <text:p text:style-name="P681">Back in VS2022<text:span text:style-name="T407">'s Solution Explorer,</text:span> <text:span text:style-name="T407">in </text:span>the design_pattern_examples_rust project,</text:p>
          <text:list>
            <text:list-item>
              <text:p text:style-name="P682"><text:soft-page-break/><text:span text:style-name="T408">Delete</text:span> the Header Files filter <text:span text:style-name="T408">(right-click on Header Files and select Delete)</text:span></text:p>
            </text:list-item>
            <text:list-item>
              <text:p text:style-name="P682"><text:span text:style-name="T408">Delete</text:span> the Resource Files filter</text:p>
            </text:list-item>
            <text:list-item>
              <text:p text:style-name="P682">Select the Source Files filter and press F4 to show filter properties</text:p>
              <text:list>
                <text:list-item>
                  <text:p text:style-name="P682">Rename the filter to src</text:p>
                </text:list-item>
                <text:list-item>
                  <text:p text:style-name="P682">Replace the filter list with rs</text:p>
                </text:list-item>
                <text:list-item>
                  <text:p text:style-name="P683">Close the properties window to accept the changes</text:p>
                </text:list-item>
              </text:list>
            </text:list-item>
          </text:list>
        </text:list-item>
        <text:list-item>
          <text:p text:style-name="P684">Right-click on the design_pattern_examples_rust project and select <text:span text:style-name="T410">Add &gt; existing item.</text:span></text:p>
        </text:list-item>
        <text:list-item>
          <text:p text:style-name="P684"><text:span text:style-name="T410">Select </text:span><text:span text:style-name="T409">src\main.rs and click Add.</text:span></text:p>
        </text:list-item>
        <text:list-item>
          <text:p text:style-name="P685">Right-click on the design_pattern_examples_rust project and select <text:span text:style-name="T410">Add &gt; Existing item.</text:span></text:p>
        </text:list-item>
        <text:list-item>
          <text:p text:style-name="P685"><text:span text:style-name="T410">Select </text:span>Cargo.toml and click Add.</text:p>
        </text:list-item>
        <text:list-item>
          <text:p text:style-name="P686">Right-click on the design_pattern_examples_rust project and select Properties.</text:p>
        </text:list-item>
        <text:list-item>
          <text:p text:style-name="P687">Select All Platforms in the Platform drop-down.</text:p>
        </text:list-item>
        <text:list-item>
          <text:p text:style-name="P687">Select Debug in the Configuration drop-down.</text:p>
        </text:list-item>
        <text:list-item>
          <text:p text:style-name="P687">Set Output directory to: $(ProjectDir)target\<text:span text:style-name="T411">debug</text:span>\</text:p>
        </text:list-item>
        <text:list-item>
          <text:p text:style-name="P689"><text:span text:style-name="T412">S</text:span>et Intermediate directory to: $(ProjectDir)target\debug\intermediate<text:span text:style-name="T412">\</text:span></text:p>
        </text:list-item>
        <text:list-item>
          <text:p text:style-name="P691">Click Apply.</text:p>
        </text:list-item>
        <text:list-item>
          <text:p text:style-name="P691">Change Configuration to Release.</text:p>
        </text:list-item>
        <text:list-item>
          <text:p text:style-name="P688">Set Output directory to: $(ProjectDir)target\<text:span text:style-name="T412">release</text:span>\</text:p>
        </text:list-item>
        <text:list-item>
          <text:p text:style-name="P690"><text:span text:style-name="T412">S</text:span>et Intermediate directory to: $(ProjectDir)target\<text:span text:style-name="T412">release</text:span>\intermediate<text:span text:style-name="T412">\</text:span></text:p>
        </text:list-item>
        <text:list-item>
          <text:p text:style-name="P691">Click Apply.</text:p>
        </text:list-item>
        <text:list-item>
          <text:p text:style-name="P692">Change Configuration to All Configurations.</text:p>
        </text:list-item>
        <text:list-item>
          <text:p text:style-name="P692">Click on NMake category.</text:p>
        </text:list-item>
        <text:list-item>
          <text:p text:style-name="P692">Change the Build command line to: cargo build</text:p>
        </text:list-item>
        <text:list-item>
          <text:p text:style-name="P692">Change the Build All command line to: cargo build</text:p>
        </text:list-item>
        <text:list-item>
          <text:p text:style-name="P692"><text:span text:style-name="T413">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text:soft-page-break/>echo Deleting the incremental directory...</text:p>
      <text:p text:style-name="P38">rd /s /q incremental</text:p>
      <text:p text:style-name="P38">popd</text:p>
      <text:p text:style-name="P38">echo Erasing program files...</text:p>
      <text:p text:style-name="P38">erase $(TargetName).*</text:p>
      <text:p text:style-name="P349">popd</text:p>
      <text:list xml:id="list10821778496217" text:continue-numbering="true" text:style-name="L3">
        <text:list-item>
          <text:p text:style-name="P693">Click OK to close the Clean Command line edit dialog box.</text:p>
        </text:list-item>
        <text:list-item>
          <text:p text:style-name="P693">Select everything in the Preprocessor Definitions and press Delete.</text:p>
        </text:list-item>
        <text:list-item>
          <text:p text:style-name="P693">Click Apply.</text:p>
        </text:list-item>
        <text:list-item>
          <text:p text:style-name="P693">Change the Configuration to Release.</text:p>
        </text:list-item>
        <text:list-item>
          <text:p text:style-name="P693">Edit the Build command line to append " --release" to the command.</text:p>
        </text:list-item>
        <text:list-item>
          <text:p text:style-name="P693">Edit the Build All command line to append " --release" to the command.</text:p>
        </text:list-item>
        <text:list-item>
          <text:p text:style-name="P694">Select the Debugging category.</text:p>
        </text:list-item>
        <text:list-item>
          <text:p text:style-name="P694">Change Configuration to All Configurations.</text:p>
        </text:list-item>
        <text:list-item>
          <text:p text:style-name="P694">Change the Command to: $(OutputPath)$(TargetName)</text:p>
        </text:list-item>
        <text:list-item>
          <text:p text:style-name="P695">Click OK to close the Project Properties dialog box.</text:p>
        </text:list-item>
        <text:list-item>
          <text:p text:style-name="P696">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97">Open src\main.rs</text:p>
        </text:list-item>
        <text:list-item>
          <text:p text:style-name="P697">Put a breakpoint on a line</text:p>
        </text:list-item>
        <text:list-item>
          <text:p text:style-name="P697">Right-click the design_pattern_examples_rust project and select Debug &gt; Start New Instance</text:p>
        </text:list-item>
        <text:list-item>
          <text:p text:style-name="P697">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text:soft-page-break/>As such, it is not very productive using VS2022 to write rust code when that rust code is embedded with other language projects.</text:p>
      <text:p text:style-name="P350"/>
      <text:h text:style-name="P629"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completion, as well as auto-completion; it's just not quite as intelligent as VS2022. <text:s/></text:span><text:span text:style-name="T399">Also, the color syntax highlighting in VS2022 is more thorough than in VSCode.</text:span></text:p>
      <text:h text:style-name="P630" text:outline-level="1" text:is-list-header="true">April 27, 2023</text:h>
      <text:p text:style-name="P343">Completed work on the Visitor pattern examp<text:span text:style-name="T402">l</text:span>e for C. <text:s/><text:span text:style-name="T393">Updated visitor write-up.</text:span></text:p>
      <text:p text:style-name="P343">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text:soft-page-break/>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631"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Completed work on the Strategy pattern example for C. <text:s/>Updated the strategy write-up.</text:p>
      <text:h text:style-name="P632"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633"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634" text:outline-level="1" text:is-list-header="true">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635" text:outline-level="1" text:is-list-header="true"><text:soft-page-break/>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636"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637" text:outline-level="1" text:is-list-header="true">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638"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ext:span><text:soft-page-break/><text:span text:style-name="T383">the approach I had used in Python. <text:s/>Maybe I should look at the Python implementation a little more frequently.</text:span></text:p>
      <text:p text:style-name="P325">Added new helper: sleep().</text:p>
      <text:h text:style-name="P639"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Created new helper: enableVTMode(), to set the console output mode on Windows. <text:s/>This uses an atexit() function to restore the mode on program exit.</text:p>
      <text:h text:style-name="P640"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98">DynamicString structure and functions.</text:p>
        </text:list-item>
        <text:list-item>
          <text:p text:style-name="P698">datetime_to_string() and datetime_now() functions.</text:p>
        </text:list-item>
        <text:list-item>
          <text:p text:style-name="P698">replace_chr(), replace_chri(), replace_str(), and replace_stri() functions</text:p>
        </text:list-item>
        <text:list-item>
          <text:p text:style-name="P699">SplitList structure along with split() and SplitList_Clear() functions</text:p>
        </text:list-item>
      </text:list>
      <text:p text:style-name="P319"><text:soft-page-break/>I found out that anything that returns a void* can be automatically cast to a typed pointer on assignment. <text:s/>This means that the return values from malloc(), calloc(), and realloc() do not need to be cast.</text:p>
      <text:h text:style-name="P641"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642"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643"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644" text:outline-level="1" text:is-list-header="true"><text:soft-page-break/>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645"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646" text:outline-level="1" text:is-list-header="true">March 21, 2023</text:h>
      <text:p text:style-name="P288">Some thoughts on patterns.</text:p>
      <text:p text:style-name="P288">Iterators</text:p>
      <text:p text:style-name="P288"><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Python</text:p>
      <text:p text:style-name="Code">numbers = [<text:span text:style-name="T337">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oft-page-break/><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3">using (</text:span>ItemIterator iteritem = CreateItemIterator()<text:span text:style-name="T343">)</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oft-page-break/><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646" text:outline-level="1" text:is-list-header="true"><text:soft-page-break/>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9">game elements that need to be focused and efficient but that should maintain a useful degree of decoupling from the algorithms that manipulate the elements.</text:span></text:p>
      <text:h text:style-name="P647"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oft-page-break/><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648"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649" text:outline-level="1" text:is-list-header="true">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text:soft-page-break/></text:p>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650"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651"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652" text:outline-level="1" text:is-list-header="true">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653" text:outline-level="1" text:is-list-header="true"><text:soft-page-break/>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654"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655"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656"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text:soft-page-break/>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657"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658"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659"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660"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ext:span><text:soft-page-break/><text:span text:style-name="T247">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661"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662"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663"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64"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665"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ext:soft-page-break/>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66"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text:soft-page-break/>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667"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oft-page-break/><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700">Make sure the parameters are different so overloading allows both to exist.</text:p>
        </text:list-item>
        <text:list-item>
          <text:p text:style-name="P700">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text:span><text:soft-page-break/><text:span text:style-name="T155">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668"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669"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670"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text:soft-page-break/>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671"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702">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703">The disadvantage of markdown is the page name must be explicitly used and the link text must be explicitly given.</text:p>
            </text:list-item>
            <text:list-item>
              <text:p text:style-name="P704">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702">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701"><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705">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706">Doxygen does not interpret this <text:span text:style-name="T62">the same way</text:span>. <text:s/>Doxygen ignores the alt text and converts the title into a caption under the image.</text:p>
            </text:list-item>
            <text:list-item>
              <text:p text:style-name="P707">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708">The "image" class centers the image.</text:p>
            </text:list-item>
          </text:list>
        </text:list-item>
        <text:list-item>
          <text:p text:style-name="P709">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710">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672"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716" svg:width="2.3004in" svg:height="2.2189in" svg:x="0in" svg:y="0in"><text:p text:style-name="P715"><text:span text:style-name="T66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717" xml:id="id2" draw:id="id2" svg:width="1.1098in" svg:height="1.2713in" svg:x="3.7in" svg:y="0.4264in"><text:p text:style-name="P715"><text:span text:style-name="T666">External</text:span></text:p><text:p text:style-name="P715"><text:span text:style-name="T666">component</text:span></text:p><draw:enhanced-geometry svg:viewBox="0 0 21600 21600" draw:type="rectangle" draw:enhanced-path="M 0 0 L 21600 0 21600 21600 0 21600 0 0 Z N"/></draw:custom-shape><draw:custom-shape draw:name="Shape 11" draw:style-name="gr4" draw:text-style-name="P719" svg:width="0.5543in" svg:height="0.3307in" svg:x="0.3457in" svg:y="0.1634in"><text:p text:style-name="P718"><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719" svg:width="0.5539in" svg:height="0.3307in" svg:x="1.4in" svg:y="0.1437in"><text:p text:style-name="P718"><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721" xml:id="id1" draw:id="id1" svg:width="0.635in" svg:height="0.4335in" svg:x="1.4252in" svg:y="0.8437in"><text:p text:style-name="P720"><text:span text:style-name="T668">Adapter</text:span></text:p><text:p text:style-name="P720"><text:span text:style-name="T6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719" svg:width="0.5543in" svg:height="0.3307in" svg:x="1.3709in" svg:y="1.4882in"><text:p text:style-name="P718"><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719" svg:width="0.5543in" svg:height="0.3307in" svg:x="0.6209in" svg:y="1.7437in"><text:p text:style-name="P718"><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719" svg:width="0.5539in" svg:height="0.3307in" svg:x="0.7in" svg:y="1.3382in"><text:p text:style-name="P718"><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719" svg:width="0.5543in" svg:height="0.3303in" svg:x="0.7957in" svg:y="0.5189in"><text:p text:style-name="P718"><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722"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673"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711">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712">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713">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713">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74"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75"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06T01:08:20.829000000</dc:date>
    <dc:creator>Stephen P Lepisto</dc:creator>
    <meta:editing-duration>P12DT6H53M40S</meta:editing-duration>
    <meta:editing-cycles>898</meta:editing-cycles>
    <meta:generator>LibreOffice/7.5.3.2$Windows_X86_64 LibreOffice_project/9f56dff12ba03b9acd7730a5a481eea045e468f3</meta:generator>
    <meta:document-statistic meta:table-count="1" meta:image-count="0" meta:object-count="0" meta:page-count="95" meta:paragraph-count="2290" meta:word-count="32063" meta:character-count="224704" meta:non-whitespace-character-count="188676"/>
  </office:meta>
</office:document-meta>
</file>